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37fa4" officeooo:paragraph-rsid="00037fa4"/>
    </style:style>
    <style:style style:name="P2" style:family="paragraph" style:parent-style-name="Text_20_body">
      <style:text-properties officeooo:rsid="0004ee95" officeooo:paragraph-rsid="0004ee95"/>
    </style:style>
    <style:style style:name="P3" style:family="paragraph" style:parent-style-name="Text_20_body">
      <style:text-properties officeooo:rsid="0004ee95" officeooo:paragraph-rsid="00064674"/>
    </style:style>
    <style:style style:name="P4" style:family="paragraph" style:parent-style-name="Text_20_body">
      <style:text-properties officeooo:rsid="0004ee95" officeooo:paragraph-rsid="000c1212"/>
    </style:style>
    <style:style style:name="P5" style:family="paragraph" style:parent-style-name="Text_20_body">
      <style:text-properties officeooo:rsid="00064674" officeooo:paragraph-rsid="00064674"/>
    </style:style>
    <style:style style:name="P6" style:family="paragraph" style:parent-style-name="Title">
      <style:text-properties officeooo:paragraph-rsid="00037fa4"/>
    </style:style>
    <style:style style:name="P7" style:family="paragraph" style:parent-style-name="Text_20_body">
      <style:text-properties officeooo:rsid="00037fa4" officeooo:paragraph-rsid="0004ee95"/>
    </style:style>
    <style:style style:name="P8" style:family="paragraph" style:parent-style-name="Text_20_body">
      <style:text-properties officeooo:rsid="001350da" officeooo:paragraph-rsid="001350da"/>
    </style:style>
    <style:style style:name="P9" style:family="paragraph" style:parent-style-name="Text_20_body">
      <style:text-properties officeooo:rsid="000f14ed" officeooo:paragraph-rsid="001350da"/>
    </style:style>
    <style:style style:name="P10" style:family="paragraph" style:parent-style-name="Text_20_body">
      <style:text-properties officeooo:rsid="0008a551" officeooo:paragraph-rsid="0008a551"/>
    </style:style>
    <style:style style:name="P11" style:family="paragraph" style:parent-style-name="Text_20_body">
      <style:text-properties officeooo:rsid="00064ff5" officeooo:paragraph-rsid="000d4771"/>
    </style:style>
    <style:style style:name="T1" style:family="text">
      <style:text-properties officeooo:rsid="0004ee95"/>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064674"/>
    </style:style>
    <style:style style:name="T5" style:family="text">
      <style:text-properties officeooo:rsid="00064674"/>
    </style:style>
    <style:style style:name="T6" style:family="text">
      <style:text-properties officeooo:rsid="00064ff5"/>
    </style:style>
    <style:style style:name="T7" style:family="text">
      <style:text-properties officeooo:rsid="0009a2e4"/>
    </style:style>
    <style:style style:name="T8" style:family="text">
      <style:text-properties officeooo:rsid="000a8405"/>
    </style:style>
    <style:style style:name="T9" style:family="text">
      <style:text-properties officeooo:rsid="000c1212"/>
    </style:style>
    <style:style style:name="T10" style:family="text">
      <style:text-properties officeooo:rsid="000d2f6c"/>
    </style:style>
    <style:style style:name="T11" style:family="text">
      <style:text-properties officeooo:rsid="000d4771"/>
    </style:style>
    <style:style style:name="T12" style:family="text">
      <style:text-properties officeooo:rsid="0010171d"/>
    </style:style>
    <style:style style:name="T13" style:family="text">
      <style:text-properties officeooo:rsid="00109d91"/>
    </style:style>
    <style:style style:name="T14" style:family="text">
      <style:text-properties officeooo:rsid="0011bf86"/>
    </style:style>
    <style:style style:name="T15" style:family="text">
      <style:text-properties officeooo:rsid="0013e1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stige class Reacher</text:p>
      <text:p text:style-name="P1">BAB: average</text:p>
      <text:p text:style-name="P1">Fort: Poor</text:p>
      <text:p text:style-name="P1">Ref: Poor</text:p>
      <text:p text:style-name="P1">Will: Good</text:p>
      <text:p text:style-name="P1">HD: d6</text:p>
      <text:p text:style-name="P7">Skill points 6 + Int <text:span text:style-name="T1">bonus</text:span></text:p>
      <text:p text:style-name="P8">Requirements: Spellcasting class, Able to cast 3<text:span text:style-name="T2">rd</text:span> level spells, Spellcraft - 5 ranks</text:p>
      <text:p text:style-name="P2">Spells per day: When a new <text:span text:style-name="T7">Reacher</text:span> level is gained, the character gains new spells per day as if she had also gained a level in a spellcasting class she belonged to before adding the prestige class. She does not, however, gain other benefits a character of that class would have gained, except for additional spells per day, spells known (if she is a spontaneous spellcaster), and an increased effective level of spellcasting. If a character had more than one spellcasting class before becoming a <text:span text:style-name="T7">reacher</text:span>, she must decide to which class she adds the new level for purposes of determining spells per day.</text:p>
      <text:p text:style-name="P2">Weapon and Armor Proficiency: Reachers gain proficiency in short bow, long bow, crossbow, and light nonmetallic armors. </text:p>
      <text:p text:style-name="P2">Class skills: (fill in later)</text:p>
      <text:p text:style-name="P2">1<text:span text:style-name="T2">st</text:span> Ritual magic, <text:span text:style-name="T5">Etheric Soothe</text:span>, Evasive Mark, <text:span text:style-name="T5">+1 level of spellcasting class</text:span></text:p>
      <text:p text:style-name="P3">2<text:span text:style-name="T2">nd</text:span> <text:span text:style-name="T5">Manifest Ethereal Item, +1 level of spellcasting class</text:span></text:p>
      <text:p text:style-name="P4"><text:span text:style-name="T3">3</text:span><text:span text:style-name="T2">rd</text:span><text:span text:style-name="T3"> Persistent Mark, </text:span><text:span text:style-name="T4">Persuasive Touch, +1 level of spellcasting class</text:span></text:p>
      <text:p text:style-name="P5"><text:span text:style-name="T3">4</text:span><text:span text:style-name="T2">th</text:span><text:span text:style-name="T3"> Reality Fault, +1 level of spellcasting class</text:span></text:p>
      <text:p text:style-name="P3"><text:span text:style-name="T3">5</text:span><text:span text:style-name="T2">th</text:span><text:span text:style-name="T3"> Obscuring Mark, </text:span><text:span text:style-name="T4">+1 level of spellcasting class</text:span></text:p>
      <text:p text:style-name="P5">Ritual <text:span text:style-name="T13">Magic</text:span> (su) – At first level the reachers can acquire blood magic rituals to preform their duties for the Twitch. Many rituals have their own requirements to learn and they can only be learned if <text:span text:style-name="T14">assisting</text:span> in one's casting. Most will consume more than merely their level spell slot's per day, paid as an additional blood price. Spells that allow paying for costly material components in alternate manners will work on blood rituals that have them but as the rituals have their own non-material costs it is inherently risky to add to them. Many rituals allow paying the blood price using other <text:span text:style-name="T14">living blooded beings</text:span> but this is an offensive ac<text:span text:style-name="T6">t</text:span>, as well as evil, and causes a will save <text:span text:style-name="T8">by the sacrificial subject</text:span> to negate the blood ritual unless otherwise noted <text:span text:style-name="T6">or using a willing subject</text:span>. <text:span text:style-name="T6">Blood suffers no lies and magical coercion or a subject not fully informed of the blood price will cause the ritual to inherit an Evil descriptor. Many rituals have different results if employed in this manner. </text:span></text:p>
      <text:p text:style-name="P11">Etheric Soothe (su) – This is an indelible mark carved into the body and tower of a reacher. An entrance cost of joining the reachers the advent of this ritual was the foundation of their order. It alters the body <text:span text:style-name="T12">to pour light</text:span> into the dark to curry warm feelings to reachers from spirits around them. <text:span text:style-name="T12">U</text:span>ndead <text:span text:style-name="T12">with total</text:span> HD less than half the reacher's level, <text:span text:style-name="T12">least first,</text:span> <text:span text:style-name="T9">increase their attitude positively one level. While not independent soothed undead are considered intelligent and can act with meager intelligence as a pale shadow of the people they once were</text:span>. <text:span text:style-name="T11">Taking offensive actions to an undead makes it impossible to affect with the soothe. They do have a memory of what transpired during the soothe of each reacher that touched them as long as they're affected by at least one soothe involved. If soothed undead would otherwise engage in violence while somewhat intelligent it breaks the soothe for that undead for 24 hours. Undead affected by soothe are incapable of casting spells or using magic items unless otherwise able to outside the soothe as the force that animates them must be the one to provide agency. As the the reacher's own intellect centers the undead's pale existence the reacher may use the diplomacy skill to affect soothed undead but their state only persists as long as the undead is in range a reacher. </text:span>This thin <text:span text:style-name="T9">filamentous </text:span>wave of <text:span text:style-name="T11">energy</text:span> <text:span text:style-name="T9">pours</text:span> through the empty air in the ethereal plane to a range of 5ft per caster level. <text:s/><text:span text:style-name="T11">The soothe is obstructed by anything that would block ethereal movement or areas of darkness caused by spells</text:span>. Living creatures aren't immune to the soothe but the will of the living insulates them <text:span text:style-name="T12">and</text:span> <text:span text:style-name="T12">it is a DC 30 perception check for the living to feel the soothe rolling by. </text:span>The reacher always has some familiar implacable scent about them to the living as long as the reacher isn't otherwise repugnant. Reachers <text:span text:style-name="T11">with trained charisma based skills double their stat bonuses</text:span> to <text:span text:style-name="T10">interact</text:span> with undead <text:span text:style-name="T12">or half-undead.</text:span> <text:span text:style-name="T12">They also have a +2 arcane bonus to diplomacy vs living creatures </text:span>as long as <text:span text:style-name="T10">either</text:span> stand in the soothe <text:span text:style-name="T11">regardless of their HD</text:span>. <text:s/><text:span text:style-name="T11">Mindless undead imbued with a shadow of intellect from the soothe and reaching an attitude of helpful tend to follow the reacher nonviolently and can only be dismissed by subterfuge, convincing them to sleep, or breaking the soothe to destroy them. Non-reachers do not benefit from the reacher's soothe and any following undead will react appropriately if others approach.</text:span></text:p>
      <text:p text:style-name="P10">Evasive Mark (sp) – <text:span text:style-name="T11">The reacher may scribe onto a specially created tablet a mark that allows the reacher to evade notice of the reacher by the individual. Making a tablet requires 300GP worth of material and 1d6 temporary strength damage for the blood involved. It weighs 5 lbs and has a hardness of 5 and HP of 10. Thereafter if making a perception check DC 10 + 5 per 10 ft of unobstructed distance between reacher and target they can put a likeness of the creature onto the tablet with their blood. This takes 10 minutes to complete which must not be interrupted and the reacher takes 1d6 damage from minor blood loss for the attempt. Once successful the target must make two rolls when using perception to notice the reacher and use the lower of the two. With an active tablet the reacher always knows whether or not they are hidden from the target as long as the reacher can pass a DC 10 perception check. The reacher must keep the tablet in their possession for it to have any effects and may only have active tablets up to their reacher level in their possession at any one time or none of them work.</text:span></text:p>
      <text:p text:style-name="P9"><text:span text:style-name="T9">Persuasive Touch (sp) - If the reacher touches an unintelligent undead affected by the soothe they may attempt to command it as per the spell command undead at a range of Touch. Contact with the reacher's soothe must be maintained while commands are executed. Commands to engage in violence that will break a soothe send undead into a violent rage usually directed toward the reacher. The touch of a reacher radiates the warmth of life normally denied to the undead, placating them, but calling forward the rage of their undeath hides the warmth from them and breaks them free. The touch of a reacher to the living is an irrational comfort that removes shaken effects and allows one save attempt versus the last fear effect taken. This save may only be given once per source per target and includes the reacher. Undead reaching an attitude of helpful tend to follow the reacher nonviolently but they will no longer take orders merely by a reacher's touch. </text:span></text:p>
      <text:p text:style-name="P8">Manifest Item (sp) – Reachers are trained in manifesting ethereal or ectoplasmic items like ghosts do. A reacher can make <text:span text:style-name="T15">real</text:span> an unattended ethereal item <text:span text:style-name="T15">that is not the shadow of an item on the material plane. The item becomes </text:span>touchable by concentrating on it for 10 rounds. This makes the object behaves as if a real copy of the item, <text:span text:style-name="T15">however bent by its time as an ethereal item, </text:span><text:s/><text:span text:style-name="T15">as if it had the</text:span> Ghost Touch enchantment as long as it is within <text:span text:style-name="T15">a</text:span> reacher's soothe. <text:s/><text:span text:style-name="T15">A</text:span> reacher can either spend gansteel <text:span text:style-name="T15">to make the item real </text:span>equal to the value of the object <text:span text:style-name="T15">or </text:span>its equivalent value in blood if of a blue-blooded subrace. The value can be spent over any duration but the object will not be stable when leaving the soothe unless the entire blood price is paid. <text:span text:style-name="T15">Incompletely m</text:span>anifested objects that leave the soothe of a reacher become unstable and degrade immediately. They will lose 1HP per round until fully disincorporated into the ethereal plane. <text:span text:style-name="T15">If a reacher knows how to craft such an item they may instead spend the time required for them to create the item meditating with it to manifest the ethereal copy without having to pay the material cost. A caster can use fabricate capable of creating the item in question may take 20 on a trained craft skill for that day's mediation to manifest the item. Polymorph any object can immediately make real any nonmagical manifested item.</text:span></text:p>
      <text:p text:style-name="P9"><text:span text:style-name="T9">Persistent</text:span> Mark (sp) <text:s/>- at 3<text:span text:style-name="T2">rd</text:span> level the reacher may make a stealth check to hide from an <text:span text:style-name="T13">scribed</text:span> target even if the target is already actively aware of them and searching although at a -<text:span text:style-name="T13">5</text:span> penalty. <text:span text:style-name="T13">If the check fails the reacher is stunned for one round from failing to slip out of the scribed target's reality</text:span>. While the marked creature is unaware of their presence Reachers gain a +<text:span text:style-name="T13">5</text:span> circumstance bonus for stealth checks to avoid the marked creature's not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08:38:36.729997712</meta:creation-date>
    <dc:date>2016-05-01T15:43:40.159171601</dc:date>
    <meta:editing-duration>PT17M27S</meta:editing-duration>
    <meta:editing-cycles>4</meta:editing-cycles>
    <meta:generator>LibreOffice/5.0.5.2$Linux_X86_64 LibreOffice_project/00m0$Build-2</meta:generator>
    <meta:document-statistic meta:table-count="0" meta:image-count="0" meta:object-count="0" meta:page-count="1" meta:paragraph-count="22" meta:word-count="1499" meta:character-count="8637" meta:non-whitespace-character-count="7148"/>
  </office:meta>
</office:document-meta>
</file>